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8f406" officeooo:paragraph-rsid="0008f406"/>
    </style:style>
    <style:style style:name="P2" style:family="paragraph" style:parent-style-name="Text_20_body">
      <style:paragraph-properties fo:text-align="center" style:justify-single-word="false"/>
      <style:text-properties officeooo:rsid="0008f406" officeooo:paragraph-rsid="0008f406"/>
    </style:style>
    <style:style style:name="P3" style:family="paragraph" style:parent-style-name="Text_20_body">
      <style:paragraph-properties fo:text-align="end" style:justify-single-word="false"/>
      <style:text-properties officeooo:rsid="0008f406" officeooo:paragraph-rsid="0008f406"/>
    </style:style>
    <style:style style:name="P4" style:family="paragraph" style:parent-style-name="Text_20_body">
      <style:paragraph-properties fo:text-align="start" style:justify-single-word="false"/>
      <style:text-properties officeooo:rsid="0008f406" officeooo:paragraph-rsid="0008f406"/>
    </style:style>
    <style:style style:name="P5" style:family="paragraph" style:parent-style-name="Text_20_body">
      <style:paragraph-properties fo:text-align="justify" style:justify-single-word="false"/>
      <style:text-properties officeooo:rsid="0008f406" officeooo:paragraph-rsid="0008f406"/>
    </style:style>
    <style:style style:name="P6" style:family="paragraph" style:parent-style-name="Text_20_body" style:list-style-name="L1">
      <style:paragraph-properties fo:text-align="start" style:justify-single-word="false"/>
      <style:text-properties fo:color="#ff3333" officeooo:rsid="0008f406" officeooo:paragraph-rsid="0008f406"/>
    </style:style>
    <style:style style:name="P7" style:family="paragraph" style:parent-style-name="Text_20_body" style:list-style-name="L2">
      <style:paragraph-properties fo:text-align="start" style:justify-single-word="false"/>
      <style:text-properties officeooo:rsid="0008f406" officeooo:paragraph-rsid="0008f406" fo:background-color="#ffff00"/>
    </style:style>
    <style:style style:name="P8" style:family="paragraph" style:parent-style-name="Text_20_body" style:list-style-name="L1">
      <style:paragraph-properties fo:margin-left="2.501cm" fo:margin-right="0cm" fo:text-align="start" style:justify-single-word="false" fo:text-indent="-0.635cm" style:auto-text-indent="false"/>
      <style:text-properties fo:color="#0000ff" officeooo:rsid="0008f406" officeooo:paragraph-rsid="0008f406"/>
    </style:style>
    <style:style style:name="P9" style:family="paragraph" style:parent-style-name="Text_20_body">
      <style:paragraph-properties fo:margin-left="1.251cm" fo:margin-right="0cm" fo:text-align="start" style:justify-single-word="false" fo:text-indent="-0.635cm" style:auto-text-indent="false"/>
      <style:text-properties officeooo:rsid="0008f406" officeooo:paragraph-rsid="0008f406"/>
    </style:style>
    <style:style style:name="P10" style:family="paragraph" style:parent-style-name="Text_20_body" style:list-style-name="L1">
      <style:paragraph-properties fo:margin-left="1.251cm" fo:margin-right="0cm" fo:text-align="start" style:justify-single-word="false" fo:text-indent="-0.635cm" style:auto-text-indent="false"/>
      <style:text-properties fo:color="#66ff66" officeooo:rsid="0008f406" officeooo:paragraph-rsid="0008f406"/>
    </style:style>
    <style:style style:name="P11" style:family="paragraph" style:parent-style-name="Text_20_body" style:list-style-name="L2">
      <style:paragraph-properties fo:text-align="start" style:justify-single-word="false" fo:background-color="#ffff00">
        <style:background-image/>
      </style:paragraph-properties>
      <style:text-properties officeooo:rsid="0008f406" officeooo:paragraph-rsid="0008f406"/>
    </style:style>
    <style:style style:name="P12" style:family="paragraph" style:parent-style-name="Text_20_body" style:list-style-name="L2">
      <style:paragraph-properties fo:text-align="start" style:justify-single-word="false" fo:background-color="#3333ff">
        <style:background-image/>
      </style:paragraph-properties>
      <style:text-properties officeooo:rsid="0008f406" officeooo:paragraph-rsid="0008f406" fo:background-color="#0000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riting Documents 102</text:p>
      <text:p text:style-name="Subtitle">Alignment, Indentation, Bullets. Colors, Highlighting</text:p>
      <text:p text:style-name="Text_20_body"/>
      <text:p text:style-name="P1">This text is regularly aligned</text:p>
      <text:p text:style-name="P2">This text is centered</text:p>
      <text:p text:style-name="P3">This text is right aligned</text:p>
      <text:p text:style-name="P3"/>
      <text:p text:style-name="P5">I'm a justified block of text which means that spacing will be inserted between words to make lines fill up the full space of the document. We will then write the same text below and use left aligned or 'regularly aligned' formatting to compare the differences.</text:p>
      <text:p text:style-name="P5"/>
      <text:p text:style-name="P4">I'm a justified block of text which means that spacing will be inserted between words to make lines fill up the full space of the document. We will then write the same text below and use left aligned or 'regularly aligned' formatting to compare the differences.</text:p>
      <text:p text:style-name="P4"/>
      <text:p text:style-name="P4">Now lets look at list items and colours.</text:p>
      <text:list xml:id="list8421351131629846102" text:style-name="L1">
        <text:list-item>
          <text:p text:style-name="P6">Item 1</text:p>
        </text:list-item>
        <text:list-item>
          <text:p text:style-name="P8">Item 2</text:p>
        </text:list-item>
        <text:list-item>
          <text:p text:style-name="P10">Item 3</text:p>
        </text:list-item>
      </text:list>
      <text:p text:style-name="P9"/>
      <text:list xml:id="list5514274070497311857" text:style-name="L2">
        <text:list-item>
          <text:p text:style-name="P7">Apple</text:p>
        </text:list-item>
        <text:list-item>
          <text:p text:style-name="P12">Banana</text:p>
        </text:list-item>
        <text:list-item>
          <text:p text:style-name="P11">Oran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4T14:24:50.836936045</meta:creation-date>
    <dc:date>2015-03-24T14:34:28.389826847</dc:date>
    <meta:editing-duration>P0D</meta:editing-duration>
    <meta:editing-cycles>1</meta:editing-cycles>
    <meta:document-statistic meta:table-count="0" meta:image-count="0" meta:object-count="0" meta:page-count="1" meta:paragraph-count="14" meta:word-count="137" meta:character-count="757" meta:non-whitespace-character-count="640"/>
    <meta:generator>LibreOffice/4.2.4.2$Linux_X86_64 LibreOffice_project/420m0$Build-2</meta:generator>
  </office:meta>
</office:document-meta>
</file>